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, Courier, mono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 New1" fo:font-size="12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top="0in" fo:margin-bottom="0.1965in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margin-top="0in" fo:margin-bottom="0.1965in" fo:text-align="start" style:justify-single-word="false"/>
      <style:text-properties fo:font-variant="normal" fo:text-transform="none" fo:color="#000000" style:font-name="Courier New1" fo:font-size="12pt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size="14pt" fo:font-style="normal" fo:font-weight="normal"/>
    </style:style>
    <style:style style:name="T3" style:family="text">
      <style:text-properties fo:font-weight="bold"/>
    </style:style>
    <style:style style:name="T4" style:family="text">
      <style:text-properties style:font-name="Courier New1" fo:font-size="12pt" fo:font-style="normal" fo:font-weight="bold"/>
    </style:style>
    <style:style style:name="T5" style:family="text">
      <style:text-properties style:font-name="Courier New1" fo:font-size="12pt" fo:font-style="normal" fo:font-weight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Introduction</text:p>
      <text:p text:style-name="Standard">FLEX or (Fast Lexical Analyzer) is a UNIX utility that has multiple uses for a programer. <text:s/>While it's only use in a technical sense is to create lexers, the methods and results of said lexers allows it be useful for more that just that. <text:s/>The first oblivious use is to lex strings into code that is useful for whatever it is that you are coding, <text:s/>FLEX also has the flexibility to <text:s/>be used to create custom scanners. <text:s/>One could pictures further uses for a tool like this, however these are the two most common. <text:s/></text:p>
      <text:p text:style-name="Standard"/>
      <text:p text:style-name="Standard">2. FLEX Files</text:p>
      <text:p text:style-name="Standard">In order to use FLEX one has to write a file for it, a FLEX file appears in the follow format.</text:p>
      <text:p text:style-name="Standard"/>
      <text:p text:style-name="Standard">%{</text:p>
      <text:p text:style-name="Standard">C DECLARATIONS</text:p>
      <text:p text:style-name="Standard">%}</text:p>
      <text:p text:style-name="Standard">DEFINITIONS</text:p>
      <text:p text:style-name="Standard">%%</text:p>
      <text:p text:style-name="Standard">RULES</text:p>
      <text:p text:style-name="Standard">%%</text:p>
      <text:p text:style-name="Standard">USER CODE</text:p>
      <text:p text:style-name="Standard"/>
      <text:p text:style-name="Standard">Examples of what these files look like and what those examples are used for will be shown in section 4. Examples.</text:p>
      <text:p text:style-name="Standard"/>
      <text:p text:style-name="Standard">The C DECLARATIONS section – As FLEX files are C files (mostly) this is where one make declarations for C headers to be used later in the file. <text:s/>The code used is usually print statements and these is declared with the &lt;stdio.h&gt; file, print statements are almost always used in the RULES sections and occasionally in the the USER CODE section.</text:p>
      <text:p text:style-name="Standard"/>
      <text:p text:style-name="Standard">The DEFINITIONS section – DEFINITIONS are simply a way to name a certain Regular Expression, Regular Expressions will be covered in the next section, section 3. Regular Expressions comparisons. <text:s/>They take the form of </text:p>
      <text:p text:style-name="Standard"/>
      <text:p text:style-name="Standard">name definition</text:p>
      <text:p text:style-name="Standard"/>
      <text:p text:style-name="Standard">where the name is any name, usually uppercase, and the definition is a Regular Expression. <text:s/>An example of a definition is the following:</text:p>
      <text:p text:style-name="Standard"/>
      <text:p text:style-name="Standard">DIGIT [0-9]</text:p>
      <text:p text:style-name="Standard"/>
      <text:p text:style-name="Standard">The RULES section – The RULES section is where you tell a FLEX file how to actually lex the strings it comes a cross. A rule takes the form of</text:p>
      <text:p text:style-name="Standard"/>
      <text:p text:style-name="Standard">pattern action</text:p>
      <text:p text:style-name="Standard"/>
      <text:p text:style-name="Standard">where the pattern is a Regular Expression and the action is C code. <text:s/>Typically the C code is a print statement, an example of a rule is the following:</text:p>
      <text:p text:style-name="Standard"/>
      <text:p text:style-name="Standard">[0-9]+ printf (“That is the interger %s”, yytext);</text:p>
      <text:p text:style-name="Standard"/>
      <text:p text:style-name="Standard">yytext is the string that matches the pattern.</text:p>
      <text:p text:style-name="Standard"><text:soft-page-break/>The USER CODE section – The USER CODE section is a section for the use to enter some C code to be used with the lexer, if the user enters a main function it is ran with the lexer.</text:p>
      <text:p text:style-name="Standard"/>
      <text:p text:style-name="Standard">3. Regular Expressions comparisons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>Regular Expression</text:p>
            </table:table-cell>
            <table:table-cell table:style-name="Table1.A1" office:value-type="string">
              <text:p text:style-name="Table_20_Heading">Sipsers</text:p>
            </table:table-cell>
            <table:table-cell table:style-name="Table1.C1" office:value-type="string">
              <text:p text:style-name="Table_20_Heading">FLEX</text:p>
            </table:table-cell>
          </table:table-row>
        </table:table-header-rows>
        <table:table-row>
          <table:table-cell table:style-name="Table1.A2" office:value-type="string">
            <text:p text:style-name="Table_20_Contents">Characters </text:p>
          </table:table-cell>
          <table:table-cell table:style-name="Table1.A2" office:value-type="string">
            <text:p text:style-name="Table_20_Contents">x where x is the character in question</text:p>
          </table:table-cell>
          <table:table-cell table:style-name="Table1.C2" office:value-type="string">
            <text:p text:style-name="Table_20_Contents">'x' where x is the character in question</text:p>
          </table:table-cell>
        </table:table-row>
        <table:table-row>
          <table:table-cell table:style-name="Table1.A2" office:value-type="string">
            <text:p text:style-name="Table_20_Contents">Empty String</text:p>
          </table:table-cell>
          <table:table-cell table:style-name="Table1.A2" office:value-type="string">
            <text:p text:style-name="Table_20_Contents">ε </text:p>
          </table:table-cell>
          <table:table-cell table:style-name="Table1.C2" office:value-type="string">
            <text:p text:style-name="Table_20_Contents">&lt;&lt;EOF&gt;&gt;, kinda it is just when input stops</text:p>
          </table:table-cell>
        </table:table-row>
        <table:table-row>
          <table:table-cell table:style-name="Table1.A2" office:value-type="string">
            <text:p text:style-name="Table_20_Contents">Nothing</text:p>
          </table:table-cell>
          <table:table-cell table:style-name="Table1.A2" office:value-type="string">
            <text:p text:style-name="Table_20_Contents">∅ </text:p>
          </table:table-cell>
          <table:table-cell table:style-name="Table1.C2" office:value-type="string">
            <text:p text:style-name="Table_20_Contents">No Equivalency </text:p>
          </table:table-cell>
        </table:table-row>
        <table:table-row>
          <table:table-cell table:style-name="Table1.A2" office:value-type="string">
            <text:p text:style-name="Table_20_Contents">Union </text:p>
          </table:table-cell>
          <table:table-cell table:style-name="Table1.A2" office:value-type="string">
            <text:p text:style-name="Table_20_Contents">r ∪ <text:s/>s</text:p>
          </table:table-cell>
          <table:table-cell table:style-name="Table1.C2" office:value-type="string">
            <text:p text:style-name="Table_20_Contents">'r|s'</text:p>
          </table:table-cell>
        </table:table-row>
        <table:table-row>
          <table:table-cell table:style-name="Table1.A2" office:value-type="string">
            <text:p text:style-name="Table_20_Contents">Concatenation </text:p>
          </table:table-cell>
          <table:table-cell table:style-name="Table1.A2" office:value-type="string">
            <text:p text:style-name="Table_20_Contents">rs or r ◦ s</text:p>
          </table:table-cell>
          <table:table-cell table:style-name="Table1.C2" office:value-type="string">
            <text:p text:style-name="Table_20_Contents">'rs' also has a pattren from specific numbers of the same character it is 'r{4}' for example is the same as 'rrrr'</text:p>
          </table:table-cell>
        </table:table-row>
        <table:table-row>
          <table:table-cell table:style-name="Table1.A2" office:value-type="string">
            <text:p text:style-name="Table_20_Contents">Star</text:p>
          </table:table-cell>
          <table:table-cell table:style-name="Table1.A2" office:value-type="string">
            <text:p text:style-name="Table_20_Contents">r*</text:p>
          </table:table-cell>
          <table:table-cell table:style-name="Table1.C2" office:value-type="string">
            <text:p text:style-name="Table_20_Contents">'r*'</text:p>
          </table:table-cell>
        </table:table-row>
        <table:table-row>
          <table:table-cell table:style-name="Table1.A2" office:value-type="string">
            <text:p text:style-name="Table_20_Contents">Question mark</text:p>
          </table:table-cell>
          <table:table-cell table:style-name="Table1.A2" office:value-type="string">
            <text:p text:style-name="Table_20_Contents">r?</text:p>
          </table:table-cell>
          <table:table-cell table:style-name="Table1.C2" office:value-type="string">
            <text:p text:style-name="Table_20_Contents">'r?'</text:p>
          </table:table-cell>
        </table:table-row>
        <table:table-row>
          <table:table-cell table:style-name="Table1.A2" office:value-type="string">
            <text:p text:style-name="Table_20_Contents">Plus</text:p>
          </table:table-cell>
          <table:table-cell table:style-name="Table1.A2" office:value-type="string">
            <text:p text:style-name="Table_20_Contents">r+</text:p>
          </table:table-cell>
          <table:table-cell table:style-name="Table1.C2" office:value-type="string">
            <text:p text:style-name="Table_20_Contents">'r+' <text:s/></text:p>
          </table:table-cell>
        </table:table-row>
      </table:table>
      <text:p text:style-name="Standard"/>
      <text:p text:style-name="Standard"/>
      <text:p text:style-name="Standard">4.Examples</text:p>
      <text:p text:style-name="Standard"/>
      <text:p text:style-name="Standard">a) </text:p>
      <text:p text:style-name="P1"><text:s text:c="17"/><text:span text:style-name="T2">int num_lines = 0, num_chars = 0;</text:span></text:p>
      <text:p text:style-name="P1"><text:s text:c="5"/></text:p>
      <text:p text:style-name="P1"><text:s text:c="9"/><text:span text:style-name="T2">%%</text:span></text:p>
      <text:p text:style-name="P1"><text:s text:c="9"/><text:span text:style-name="T2">\n <text:s text:c="5"/>++num_lines; ++num_chars;</text:span></text:p>
      <text:p text:style-name="P1"><text:s text:c="9"/><text:span text:style-name="T2">. <text:s text:c="6"/>++num_chars;</text:span></text:p>
      <text:p text:style-name="P1"><text:s text:c="5"/></text:p>
      <text:p text:style-name="P1"><text:s text:c="9"/><text:span text:style-name="T2">%%</text:span></text:p>
      <text:p text:style-name="P1"><text:s text:c="5"/></text:p>
      <text:p text:style-name="P1"><text:s text:c="9"/><text:span text:style-name="T2">int main()</text:span></text:p>
      <text:p text:style-name="P1"><text:s text:c="17"/><text:span text:style-name="T2">{</text:span></text:p>
      <text:p text:style-name="P1"><text:s text:c="17"/><text:span text:style-name="T2">yylex();</text:span></text:p>
      <text:p text:style-name="P1"><text:s text:c="17"/><text:span text:style-name="T2">printf( "# of lines = %d, # of chars = %d\n",</text:span></text:p>
      <text:p text:style-name="P1"><text:s text:c="25"/><text:span text:style-name="T2">num_lines, num_chars );</text:span></text:p>
      <text:p text:style-name="P5"><text:s text:c="17"/><text:span text:style-name="T2">}</text:span></text:p>
      <text:p text:style-name="Standard">Counts the number of lines and number of characters in a file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)</text:p>
      <text:p text:style-name="P1"><text:s text:c="9"/><text:span text:style-name="T1">/* scanner for a toy Pascal-like language */</text:span></text:p>
      <text:p text:style-name="P1"><text:s text:c="5"/></text:p>
      <text:p text:style-name="P1"><text:s text:c="9"/><text:span text:style-name="T1">%{</text:span></text:p>
      <text:p text:style-name="P1"><text:s text:c="9"/><text:span text:style-name="T1">/* need this for the call to atof() below */</text:span></text:p>
      <text:p text:style-name="P1"><text:s text:c="9"/><text:span text:style-name="T1">#include &lt;math.h&gt;</text:span></text:p>
      <text:p text:style-name="P1"><text:s text:c="9"/><text:span text:style-name="T1">%}</text:span></text:p>
      <text:p text:style-name="P1"><text:s text:c="5"/></text:p>
      <text:p text:style-name="P1"><text:s text:c="9"/><text:span text:style-name="T1">DIGIT <text:s text:c="3"/>[0-9]</text:span></text:p>
      <text:p text:style-name="P1"><text:s text:c="9"/><text:span text:style-name="T1">ID <text:s text:c="6"/>[a-z][a-z0-9]*</text:span></text:p>
      <text:p text:style-name="P1"><text:s text:c="5"/></text:p>
      <text:p text:style-name="P1"><text:s text:c="9"/><text:span text:style-name="T1">%%</text:span></text:p>
      <text:p text:style-name="P1"><text:s text:c="5"/></text:p>
      <text:p text:style-name="P1"><text:s text:c="9"/><text:span text:style-name="T1">{DIGIT}+ <text:s text:c="3"/>{</text:span></text:p>
      <text:p text:style-name="P1"><text:s text:c="21"/><text:span text:style-name="T1">printf( "An integer: %s (%d)\n", yytext,</text:span></text:p>
      <text:p text:style-name="P1"><text:s text:c="29"/><text:span text:style-name="T1">atoi( yytext ) );</text:span></text:p>
      <text:p text:style-name="P1"><text:s text:c="21"/><text:span text:style-name="T1">}</text:span></text:p>
      <text:p text:style-name="P1"><text:s text:c="5"/></text:p>
      <text:p text:style-name="P1"><text:s text:c="9"/><text:span text:style-name="T1">{DIGIT}+"."{DIGIT}* <text:s text:c="7"/>{</text:span></text:p>
      <text:p text:style-name="P1"><text:s text:c="21"/><text:span text:style-name="T1">printf( "A float: %s (%g)\n", yytext,</text:span></text:p>
      <text:p text:style-name="P1"><text:s text:c="29"/><text:span text:style-name="T1">atof( yytext ) );</text:span></text:p>
      <text:p text:style-name="P1"><text:s text:c="21"/><text:span text:style-name="T1">}</text:span></text:p>
      <text:p text:style-name="P1"><text:s text:c="5"/></text:p>
      <text:p text:style-name="P1"><text:s text:c="9"/><text:span text:style-name="T1">if|then|begin|end|procedure|function <text:s text:c="7"/>{</text:span></text:p>
      <text:p text:style-name="P1"><text:s text:c="21"/><text:span text:style-name="T1">printf( "A keyword: %s\n", yytext );</text:span></text:p>
      <text:p text:style-name="P1"><text:s text:c="21"/><text:span text:style-name="T1">}</text:span></text:p>
      <text:p text:style-name="P1"><text:s text:c="5"/></text:p>
      <text:p text:style-name="P1"><text:s text:c="9"/><text:span text:style-name="T1">{ID} <text:s text:c="7"/>printf( "An identifier: %s\n", yytext );</text:span></text:p>
      <text:p text:style-name="P1"><text:s text:c="5"/></text:p>
      <text:p text:style-name="P1"><text:s text:c="9"/><text:span text:style-name="T1">"+"|"-"|"*"|"/" <text:s text:c="2"/>printf( "An operator: %s\n", yytext );</text:span></text:p>
      <text:p text:style-name="P1"><text:s text:c="5"/></text:p>
      <text:p text:style-name="P1"><text:s text:c="9"/><text:span text:style-name="T1">"{"[\^{}}\n]*"}" <text:s text:c="4"/>/* eat up one-line comments */</text:span></text:p>
      <text:p text:style-name="P1"><text:s text:c="5"/></text:p>
      <text:p text:style-name="P1"><text:s text:c="9"/><text:span text:style-name="T1">[ \t\n]+ <text:s text:c="9"/>/* eat up whitespace */</text:span></text:p>
      <text:p text:style-name="P1"><text:s text:c="5"/></text:p>
      <text:p text:style-name="P1"><text:s text:c="9"/><text:span text:style-name="T1">. <text:s text:c="10"/>printf( "Unrecognized character: %s\n", yytext );</text:span></text:p>
      <text:p text:style-name="P1"><text:s text:c="5"/></text:p>
      <text:p text:style-name="P1"><text:s text:c="9"/><text:span text:style-name="T1">%%</text:span></text:p>
      <text:p text:style-name="P1"><text:s text:c="5"/></text:p>
      <text:p text:style-name="P1"><text:s text:c="9"/><text:span text:style-name="T1">int main( int argc, char **argv )</text:span></text:p>
      <text:p text:style-name="P1"><text:s text:c="13"/><text:span text:style-name="T1">{</text:span></text:p>
      <text:p text:style-name="P1"><text:s text:c="13"/><text:span text:style-name="T1">++argv, --argc; <text:s/>/* skip over program name */</text:span></text:p>
      <text:p text:style-name="P1"><text:s text:c="13"/><text:span text:style-name="T1">if ( argc &gt; 0 )</text:span></text:p>
      <text:p text:style-name="P1"><text:s text:c="21"/><text:span text:style-name="T1">yyin = fopen( argv[0], "r" );</text:span></text:p>
      <text:p text:style-name="P1"><text:s text:c="13"/><text:span text:style-name="T1">else</text:span></text:p>
      <text:p text:style-name="P1"><text:s text:c="21"/><text:span text:style-name="T1">yyin = stdin;</text:span></text:p>
      <text:p text:style-name="P1"><text:s text:c="5"/></text:p>
      <text:p text:style-name="P1"><text:s text:c="13"/><text:span text:style-name="T1">yylex();</text:span></text:p>
      <text:p text:style-name="P5"><text:s text:c="13"/><text:span text:style-name="T1">}</text:span></text:p>
      <text:p text:style-name="Text_20_body"><text:line-break/>A Lexer for a small pascal-like language</text:p>
      <text:p text:style-name="Text_20_body"/>
      <text:p text:style-name="Text_20_body"/>
      <text:p text:style-name="Text_20_body"/>
      <text:p text:style-name="Text_20_body"><text:soft-page-break/>c)</text:p>
      <text:p text:style-name="P4"><text:bookmark text:name="1279-1"/><text:s/><text:span text:style-name="T4">1</text:span><text:span text:style-name="T5">: <text:s text:c="3"/>%{</text:span></text:p>
      <text:p text:style-name="P2"><text:s/><text:span text:style-name="T4">2</text:span><text:span text:style-name="T5">: <text:s text:c="3"/>#include &lt;stdio.h&gt;</text:span></text:p>
      <text:p text:style-name="P2"><text:s/><text:span text:style-name="T4">3</text:span><text:span text:style-name="T5">: <text:s text:c="3"/>%}</text:span></text:p>
      <text:p text:style-name="P2"><text:s/><text:span text:style-name="T4">4</text:span><text:span text:style-name="T5">:</text:span></text:p>
      <text:p text:style-name="P2"><text:s/><text:span text:style-name="T4">5</text:span><text:span text:style-name="T5">: <text:s text:c="3"/>NUM <text:s text:c="6"/>[0-9]</text:span></text:p>
      <text:p text:style-name="P2"><text:s/><text:span text:style-name="T4">6</text:span><text:span text:style-name="T5">: <text:s text:c="3"/>VAR <text:s text:c="6"/>[a–zA–Z]</text:span></text:p>
      <text:p text:style-name="P2"><text:s/><text:span text:style-name="T4">7</text:span><text:span text:style-name="T5">: <text:s text:c="3"/>WS <text:s text:c="7"/>[ \t]</text:span></text:p>
      <text:p text:style-name="P2"><text:s/><text:span text:style-name="T4">8</text:span><text:span text:style-name="T5">:</text:span></text:p>
      <text:p text:style-name="P2"><text:s/><text:span text:style-name="T4">9</text:span><text:span text:style-name="T5">: <text:s text:c="3"/>%%</text:span></text:p>
      <text:p text:style-name="P3"><text:span text:style-name="T3">10</text:span>: <text:s text:c="3"/>set <text:s text:c="6"/>printf( "(STMT set) " );</text:p>
      <text:p text:style-name="P3"><text:span text:style-name="T3">11</text:span>: <text:s text:c="3"/>{NUM}+ <text:s text:c="3"/>printf( "(NUM %s) ", yytext );</text:p>
      <text:p text:style-name="P3"><text:span text:style-name="T3">12</text:span>: <text:s text:c="3"/>{VAR}+ <text:s text:c="3"/>printf( "(VAR %s) ", yytext );</text:p>
      <text:p text:style-name="P3"><text:span text:style-name="T3">13</text:span>: <text:s text:c="3"/>- <text:s text:c="8"/>printf( "(OP minus) " );</text:p>
      <text:p text:style-name="P3"><text:span text:style-name="T3">14</text:span>: <text:s text:c="3"/>\+ <text:s text:c="7"/>printf( "(OP plus) " );</text:p>
      <text:p text:style-name="P3"><text:span text:style-name="T3">15</text:span>: <text:s text:c="3"/>= <text:s text:c="8"/>printf( "(OP equal) " );</text:p>
      <text:p text:style-name="P3"><text:span text:style-name="T3">16</text:span>: <text:s text:c="3"/>; <text:s text:c="8"/>printf( "(END stmt) " );</text:p>
      <text:p text:style-name="P3"><text:span text:style-name="T3">17</text:span>: <text:s text:c="3"/>\n <text:s text:c="7"/>printf( "\n\n" );</text:p>
      <text:p text:style-name="P3"><text:span text:style-name="T3">18</text:span>: <text:s text:c="3"/>{WS}+ <text:s text:c="4"/>/* Ignore whitespace */</text:p>
      <text:p text:style-name="P3"><text:span text:style-name="T3">19</text:span>: <text:s text:c="3"/>&lt;&lt;EOF&gt;&gt; <text:s text:c="2"/>printf( "End of parse\n." ); yyterminate();</text:p>
      <text:p text:style-name="P6"><text:span text:style-name="T3">20</text:span>: <text:s text:c="3"/>%%</text:p>
      <text:p text:style-name="Text_20_body">A lexer for a 4-function calculator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, Courier, mono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oldman</meta:initial-creator>
    <meta:creation-date>2015-03-07T11:30:09.76</meta:creation-date>
    <dc:date>2015-03-08T16:46:47.62</dc:date>
    <dc:creator>Michael Goldman</dc:creator>
    <meta:editing-duration>P1DT5H1M14S</meta:editing-duration>
    <meta:editing-cycles>5</meta:editing-cycles>
    <meta:generator>OpenOffice/4.0.1$Win32 OpenOffice.org_project/401m5$Build-9714</meta:generator>
    <meta:document-statistic meta:table-count="1" meta:image-count="0" meta:object-count="0" meta:page-count="4" meta:paragraph-count="141" meta:word-count="760" meta:character-count="4928"/>
  </office:meta>
</office:document-meta>
</file>